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nlo" svg:font-family="Menlo, Consolas, monaco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092" officeooo:paragraph-rsid="001d2092"/>
    </style:style>
    <style:style style:name="P2" style:family="paragraph" style:parent-style-name="Standard">
      <style:text-properties officeooo:rsid="001e50e3" officeooo:paragraph-rsid="001e50e3"/>
    </style:style>
    <style:style style:name="P3" style:family="paragraph" style:parent-style-name="Standard">
      <style:text-properties officeooo:rsid="001f9e3d" officeooo:paragraph-rsid="001f9e3d"/>
    </style:style>
    <style:style style:name="P4" style:family="paragraph" style:parent-style-name="Standard">
      <style:text-properties officeooo:rsid="00257da7" officeooo:paragraph-rsid="00257da7"/>
    </style:style>
    <style:style style:name="P5" style:family="paragraph" style:parent-style-name="Standard">
      <style:text-properties officeooo:rsid="0026e1c2" officeooo:paragraph-rsid="0026e1c2"/>
    </style:style>
    <style:style style:name="P6" style:family="paragraph" style:parent-style-name="Standard">
      <style:text-properties officeooo:rsid="0028133a" officeooo:paragraph-rsid="0028133a"/>
    </style:style>
    <style:style style:name="P7" style:family="paragraph" style:parent-style-name="Standard">
      <style:text-properties officeooo:rsid="002c447b" officeooo:paragraph-rsid="002c447b"/>
    </style:style>
    <style:style style:name="P8" style:family="paragraph" style:parent-style-name="Standard">
      <style:text-properties officeooo:rsid="002fccad" officeooo:paragraph-rsid="002fccad"/>
    </style:style>
    <style:style style:name="P9" style:family="paragraph" style:parent-style-name="Standard">
      <style:text-properties fo:font-weight="bold" officeooo:rsid="002c447b" officeooo:paragraph-rsid="002c447b" style:font-weight-asian="bold" style:font-weight-complex="bold"/>
    </style:style>
    <style:style style:name="P10" style:family="paragraph" style:parent-style-name="Standard">
      <style:text-properties fo:font-weight="bold" officeooo:rsid="002fccad" officeooo:paragraph-rsid="002fccad" style:font-weight-asian="bold" style:font-weight-complex="bold"/>
    </style:style>
    <style:style style:name="P11" style:family="paragraph" style:parent-style-name="Standard">
      <style:text-properties fo:font-weight="bold" officeooo:rsid="002ee977" officeooo:paragraph-rsid="002ee977" style:font-weight-asian="bold" style:font-weight-complex="bold"/>
    </style:style>
    <style:style style:name="P12" style:family="paragraph" style:parent-style-name="Standard">
      <style:text-properties officeooo:rsid="003237ed" officeooo:paragraph-rsid="003237ed"/>
    </style:style>
    <style:style style:name="P13" style:family="paragraph" style:parent-style-name="Standard">
      <style:text-properties officeooo:rsid="003301b1" officeooo:paragraph-rsid="003301b1"/>
    </style:style>
    <style:style style:name="P14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3301b1" officeooo:paragraph-rsid="003301b1"/>
    </style:style>
    <style:style style:name="P15" style:family="paragraph" style:parent-style-name="Preformatted_20_Text">
      <style:text-properties officeooo:rsid="002c447b" officeooo:paragraph-rsid="002c447b"/>
    </style:style>
    <style:style style:name="P16" style:family="paragraph" style:parent-style-name="Preformatted_20_Text">
      <style:text-properties officeooo:rsid="002c447b" officeooo:paragraph-rsid="003301b1"/>
    </style:style>
    <style:style style:name="T1" style:family="text">
      <style:text-properties officeooo:rsid="001f9e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e1c2" style:font-weight-asian="bold" style:font-weight-complex="bold"/>
    </style:style>
    <style:style style:name="T4" style:family="text">
      <style:text-properties officeooo:rsid="002ba456"/>
    </style:style>
    <style:style style:name="T5" style:family="text">
      <style:text-properties officeooo:rsid="002e338e"/>
    </style:style>
    <style:style style:name="T6" style:family="text">
      <style:text-properties fo:font-variant="normal" fo:text-transform="none" style:font-name="var ff-mono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style:font-name="var ff-mono" fo:font-size="9.75pt" fo:letter-spacing="normal" fo:font-style="normal" fo:font-weight="bold" officeooo:rsid="003301b1" fo:background-color="transparent" loext:char-shading-value="0" style:font-weight-asian="bold" style:font-weight-complex="bold" loext:padding="0in" loext:border="none"/>
    </style:style>
    <style:style style:name="T8" style:family="text">
      <style:text-properties officeooo:rsid="00323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-get install git <text:s/>&gt; install git</text:p>
      <text:p text:style-name="P2">udo apt-get install git-core &gt; install git core</text:p>
      <text:p text:style-name="P3">Go to bash terminal within the code editor below and select the project by cd where you want to upload git and upload files from that folder</text:p>
      <text:p text:style-name="P1"><text:span text:style-name="T1">g</text:span>it init &gt; <text:span text:style-name="T1">initializes git</text:span></text:p>
      <text:p text:style-name="P1">git status &gt; <text:span text:style-name="T1">shows all the open files in the code editor, and puts files in staging area ready to be uploaded</text:span></text:p>
      <text:p text:style-name="P1">git add </text:p>
      <text:p text:style-name="P1">git commit -am "<text:span text:style-name="T4">message</text:span>"</text:p>
      <text:p text:style-name="P1">git push -<text:span text:style-name="T8">u origin main</text:span></text:p>
      <text:p text:style-name="P12">if updates are rejected, then we use</text:p>
      <text:p text:style-name="P12">git push -f origin main</text:p>
      <text:p text:style-name="P4">to change <text:span text:style-name="T8">git </text:span>branch in git, we use <text:span text:style-name="T2">git </text:span><text:span text:style-name="T3">checkout branchname</text:span></text:p>
      <text:p text:style-name="P5"/>
      <text:p text:style-name="P13">#to change the https or ssh link address, we use</text:p>
      <text:p text:style-name="P16"><text:span text:style-name="Source_20_Text"><text:span text:style-name="T6">git remote set-url origin new.git.url/here</text:span></text:span></text:p>
      <text:p text:style-name="P16"><text:span text:style-name="Source_20_Text"><text:span text:style-name="T7">git remote remove origin</text:span></text:span></text:p>
      <text:p text:style-name="P13"># to change branch in git,</text:p>
      <text:p text:style-name="P14">git checkout &lt;existing_branch&gt;</text:p>
      <text:p text:style-name="P14">git checkout <text:s/>-b &lt;new_branch&gt;</text:p>
      <text:p text:style-name="P5"/>
      <text:p text:style-name="P5"/>
      <text:p text:style-name="P5"/>
      <text:p text:style-name="P5"/>
      <text:p text:style-name="P5"/>
      <text:p text:style-name="P6">log data from successful push::</text:p>
      <text:p text:style-name="P5"/>
      <text:p text:style-name="P5">dhanno@pop-os:~/Documents/main_cnext/cnext$ <text:span text:style-name="T2">git branch</text:span></text:p>
      <text:p text:style-name="P5">* features_api</text:p>
      <text:p text:style-name="P5"><text:s text:c="2"/>master</text:p>
      <text:p text:style-name="P5">dhanno@pop-os:~/Documents/main_cnext/cnext$ <text:span text:style-name="T2">gti status</text:span></text:p>
      <text:p text:style-name="P5">bash: gti: command not found</text:p>
      <text:p text:style-name="P5">dhanno@pop-os:~/Documents/main_cnext/cnext$ <text:span text:style-name="T2">git status</text:span></text:p>
      <text:p text:style-name="P5">On branch features_api</text:p>
      <text:p text:style-name="P5">Changes not staged for commit:</text:p>
      <text:p text:style-name="P5"><text:s text:c="2"/>(use "git add &lt;file&gt;..." to update what will be committed)</text:p>
      <text:p text:style-name="P5"><text:s text:c="2"/>(use "git restore &lt;file&gt;..." to discard changes in working directory)</text:p>
      <text:p text:style-name="P5"><text:s text:c="8"/>modified: <text:s text:c="2"/>cnext_backend/apps/products/api/controllers.py</text:p>
      <text:p text:style-name="P5"><text:s text:c="8"/>modified: <text:s text:c="2"/>cnext_backend/apps/products/api/serializers.py</text:p>
      <text:p text:style-name="P5"><text:s text:c="8"/>modified: <text:s text:c="2"/>cnext_backend/urls/api_urls.py</text:p>
      <text:p text:style-name="P5"/>
      <text:p text:style-name="P5">no changes added to commit (use "git add" and/or "git commit -a")</text:p>
      <text:p text:style-name="P5">dhanno@pop-os:~/Documents/main_cnext/cnext$ <text:span text:style-name="T2">git commit -am 'api for feature group added'</text:span></text:p>
      <text:p text:style-name="P5">[features_api 2d72c3d] api for feature group added</text:p>
      <text:p text:style-name="P5"><text:s/>3 files changed, 31 insertions(+), 4 deletions(-)</text:p>
      <text:p text:style-name="P5">dhanno@pop-os:~/Documents/main_cnext/cnext$ <text:span text:style-name="T2">git status</text:span></text:p>
      <text:p text:style-name="P5">On branch features_api</text:p>
      <text:p text:style-name="P5">nothing to commit, working tree clean</text:p>
      <text:p text:style-name="P5">dhanno@pop-os:~/Documents/main_cnext/cnext$ <text:span text:style-name="T2">git push</text:span></text:p>
      <text:p text:style-name="P5">fatal: The current branch features_api has no upstream branch.</text:p>
      <text:p text:style-name="P5">To push the current branch and set the remote as upstream, use</text:p>
      <text:p text:style-name="P5"/>
      <text:p text:style-name="P5">dhanno@pop-os:~/Documents/main_cnext/cnext$ g<text:span text:style-name="T2">it push --set-upstream origin features_api</text:span></text:p>
      <text:p text:style-name="P5"><text:soft-page-break/>Enumerating objects: 19, done.</text:p>
      <text:p text:style-name="P5">Counting objects: 100% (19/19), done.</text:p>
      <text:p text:style-name="P5">Delta compression using up to 8 threads</text:p>
      <text:p text:style-name="P5">Compressing objects: 100% (10/10), done.</text:p>
      <text:p text:style-name="P5">Writing objects: 100% (10/10), 1.10 KiB | 1.10 MiB/s, done.</text:p>
      <text:p text:style-name="P5">Total 10 (delta 8), reused 0 (delta 0), pack-reused 0</text:p>
      <text:p text:style-name="P5">remote: Resolving deltas: 100% (8/8), completed with 8 local objects.</text:p>
      <text:p text:style-name="P5">remote: </text:p>
      <text:p text:style-name="P5">remote: Create a pull request for 'features_api' on GitHub by visiting:</text:p>
      <text:p text:style-name="P5">remote: <text:s text:c="5"/>https://github.com/careers-360/cnext/pull/new/features_api</text:p>
      <text:p text:style-name="P5">remote: </text:p>
      <text:p text:style-name="P5">To github.com:careers-360/cnext.git</text:p>
      <text:p text:style-name="P5"><text:s/>* [new branch] <text:s text:c="5"/>features_api -&gt; features_api</text:p>
      <text:p text:style-name="P5">Branch 'features_api' set up to track remote branch 'features_api' from 'origin'.</text:p>
      <text:p text:style-name="P5">dhanno@pop-os:~/Documents/main_cnext/cnext$ git push</text:p>
      <text:p text:style-name="P5">Everything up-to-date</text:p>
      <text:p text:style-name="P5">dhanno@pop-os:~/Documents/main_cnext/cnext$ git status</text:p>
      <text:p text:style-name="P5">On branch features_api</text:p>
      <text:p text:style-name="P5">Your branch is up to date with 'origin/features_api'.</text:p>
      <text:p text:style-name="P5"/>
      <text:p text:style-name="P5">nothing to commit, working tree clean</text:p>
      <text:p text:style-name="P5">dhanno@pop-os:~/Documents/main_cnext/cnext$ </text:p>
      <text:p text:style-name="P5"/>
      <text:p text:style-name="P7">PULL</text:p>
      <text:p text:style-name="P7">git pull url</text:p>
      <text:p text:style-name="P7">#make changes</text:p>
      <text:p text:style-name="P9">git add .</text:p>
      <text:p text:style-name="P9">Git commit -am “change”</text:p>
      <text:p text:style-name="P9">git remote add origin url</text:p>
      <text:p text:style-name="P10">git remote remove origin</text:p>
      <text:p text:style-name="P11">#change url of git</text:p>
      <text:p text:style-name="P15"><text:span text:style-name="Source_20_Text"><text:span text:style-name="T6">git remote set-url origin new.git.url/here</text:span></text:span></text:p>
      <text:p text:style-name="P8"/>
      <text:p text:style-name="P7"><text:s/>git push --set-upstream origin <text:span text:style-name="T5">branch_name</text:span></text:p>
      <text:p text:style-name="P8">git hub token</text:p>
      <text:p text:style-name="P8"/>
      <text:p text:style-name="P7">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</text:p>
      <text:p text:style-name="P7"/>
      <text:p text:style-name="P7">source /home/dhanno/Documents/project/env/bin/actidhanno@pop-os:~/Documents/project$ source /home/dhanno/Documents/project/env/bin/activate</text:p>
      <text:p text:style-name="P7">(env) dhanno@pop-os:~/Documents/project$ cd ./project</text:p>
      <text:p text:style-name="P7">(env) dhanno@pop-os:~/Documents/project/project$ <text:span text:style-name="T2">git add .</text:span></text:p>
      <text:p text:style-name="P7">(env) dhanno@pop-os:~/Documents/project/project$ <text:span text:style-name="T2">git commit -m "commit"</text:span></text:p>
      <text:p text:style-name="P7">[main 969c56f] commit</text:p>
      <text:p text:style-name="P7"><text:s/>13 files changed, 96 insertions(+), 5 deletions(-)</text:p>
      <text:p text:style-name="P7"><text:s/>rewrite app/__pycache__/serializers.cpython-39.pyc (89%)</text:p>
      <text:p text:style-name="P7"><text:s/>rewrite app/__pycache__/urls.cpython-39.pyc (98%)</text:p>
      <text:p text:style-name="P7"><text:s/>rewrite app/__pycache__/views.cpython-39.pyc (88%)</text:p>
      <text:p text:style-name="P7"><text:s/>create mode 100644 app/migrations/0002_client.py</text:p>
      <text:p text:style-name="P7"><text:s/>create mode 100644 app/migrations/__pycache__/0002_client.cpython-39.pyc</text:p>
      <text:p text:style-name="P7">(env) dhanno@pop-os:~/Documents/project/project$ <text:span text:style-name="T2">git remote add origin https://github.com/crony2004-2011/rest_api_django.git</text:span></text:p>
      <text:p text:style-name="P7"><text:soft-page-break/>error: remote origin already exists.</text:p>
      <text:p text:style-name="P7">(env) dhanno@pop-os:~/Documents/project/project$ git push -u origin main</text:p>
      <text:p text:style-name="P7">Enumerating objects: 32, done.</text:p>
      <text:p text:style-name="P7">Counting objects: 100% (32/32), done.</text:p>
      <text:p text:style-name="P7">Delta compression using up to 8 threads</text:p>
      <text:p text:style-name="P7">Compressing objects: 100% (19/19), done.</text:p>
      <text:p text:style-name="P7">Writing objects: 100% (19/19), 6.86 KiB | 2.29 MiB/s, done.</text:p>
      <text:p text:style-name="P7">Total 19 (delta 9), reused 0 (delta 0), pack-reused 0</text:p>
      <text:p text:style-name="P7">remote: Resolving deltas: 100% (9/9), completed with 9 local objects.</text:p>
      <text:p text:style-name="P7">To github.com:crony2004-2011/rest_api_django.git</text:p>
      <text:p text:style-name="P7"><text:s text:c="3"/>be354c7..969c56f <text:s/>main -&gt; main</text:p>
      <text:p text:style-name="P7">Branch 'main' set up to track remote branch 'main' from 'origin'.</text:p>
      <text:p text:style-name="P7">(env) dhanno@pop-os:~/Documents/project/project$ <text:span text:style-name="T2">git remote add origin https://github.com/aman2021rtk/rest_api.git</text:span></text:p>
      <text:p text:style-name="P7">error: remote origin already exists.</text:p>
      <text:p text:style-name="P7">(env) dhanno@pop-os:~/Documents/project/project$ <text:span text:style-name="T2">git branch -M main</text:span></text:p>
      <text:p text:style-name="P7">(env) dhanno@pop-os:~/Documents/project/project$ <text:span text:style-name="T2">git push -u origin main</text:span></text:p>
      <text:p text:style-name="P7">Branch 'main' set up to track remote branch 'main' from 'origin'.</text:p>
      <text:p text:style-name="P7">Everything up-to-date</text:p>
      <text:p text:style-name="P7">(env) dhanno@pop-os:~/Documents/project/project$ <text:span text:style-name="T2">git remote add origin https://github.com/aman2021rtk/rest_api.git</text:span></text:p>
      <text:p text:style-name="P7">error: remote origin already exists.</text:p>
      <text:p text:style-name="P7">(env) dhanno@pop-os:~/Documents/project/project$ git branch</text:p>
      <text:p text:style-name="P7">* main</text:p>
      <text:p text:style-name="P7">(env) dhanno@pop-os:~/Documents/project/project$ git push -u origin mainBranch 'main' set up to track remote branch 'main' from 'origin'.</text:p>
      <text:p text:style-name="P7">Everything up-to-date</text:p>
      <text:p text:style-name="P7">(env) dhanno@pop-os:~/Documents/project/project$ git branch* main</text:p>
      <text:p text:style-name="P7">(env) dhanno@pop-os:~/Documents/project/project$ git add .</text:p>
      <text:p text:style-name="P7">(env) dhanno@pop-os:~/Documents/project/project$ git remote set-url origin https://github.com/aman2021rtk/rest_api.git</text:p>
      <text:p text:style-name="P7">(env) dhanno@pop-os:~/Documents/project/project$ git push -u origin mainremote: No anonymous write access.</text:p>
      <text:p text:style-name="P7">fatal: Authentication failed for 'https://github.com/aman2021rtk/rest_api.git/'</text:p>
      <text:p text:style-name="P7">(env) dhanno@pop-os:~/Documents/project/project$ <text:span text:style-name="T2">git push -u origin main</text:span></text:p>
      <text:p text:style-name="P7">^C</text:p>
      <text:p text:style-name="P7">(env) dhanno@pop-os:~/Documents/project/project$ <text:span text:style-name="T2">git remote set-url https://github.com/aman2021rtk/rest_api.git</text:span></text:p>
      <text:p text:style-name="P7">usage: git remote set-url [--push] &lt;name&gt; &lt;newurl&gt; [&lt;oldurl&gt;]</text:p>
      <text:p text:style-name="P7"><text:s text:c="3"/>or: git remote set-url --add &lt;name&gt; &lt;newurl&gt;</text:p>
      <text:p text:style-name="P7"><text:s text:c="3"/>or: git remote set-url --delete &lt;name&gt; &lt;url&gt;</text:p>
      <text:p text:style-name="P7"/>
      <text:p text:style-name="P7"><text:s text:c="4"/>--push <text:s text:c="15"/>manipulate push URLs</text:p>
      <text:p text:style-name="P7"><text:s text:c="4"/>--add <text:s text:c="16"/>add URL</text:p>
      <text:p text:style-name="P7"><text:s text:c="4"/>--delete <text:s text:c="13"/>delete URLs</text:p>
      <text:p text:style-name="P7"/>
      <text:p text:style-name="P7">(env) dhanno@pop-os:~/Documents/project/project$ <text:span text:style-name="T2">git push -u origin main</text:span></text:p>
      <text:p text:style-name="P7">remote: No anonymous write access.</text:p>
      <text:p text:style-name="P7">fatal: Authentication failed for 'https://github.com/aman2021rtk/rest_api.git/'</text:p>
      <text:p text:style-name="P7">(env) dhanno@pop-os:~/Documents/project/project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nlo" svg:font-family="Menlo, Consolas, monaco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5:28:06.243595350</meta:creation-date>
    <meta:editing-duration>PT1H2M27S</meta:editing-duration>
    <meta:editing-cycles>10</meta:editing-cycles>
    <meta:generator>LibreOffice/7.1.7.2$Linux_X86_64 LibreOffice_project/10$Build-2</meta:generator>
    <dc:date>2021-12-16T16:24:19.060744892</dc:date>
    <meta:document-statistic meta:table-count="0" meta:image-count="0" meta:object-count="0" meta:page-count="3" meta:paragraph-count="129" meta:word-count="733" meta:character-count="6411" meta:non-whitespace-character-count="5687"/>
  </office:meta>
</office:document-meta>
</file>